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70000019748F1999F7FC72B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3cm" svg:height="2.384cm" svg:x="1.517cm" svg:y="1.605cm">
          <draw:text-box>
            <text:p>Union Local </text:p>
            <text:p>Resources &amp;</text:p>
            <text:p>Businesses</text:p>
          </draw:text-box>
        </draw:frame>
        <draw:frame draw:style-name="gr2" draw:text-style-name="P2" draw:layer="layout" svg:width="5.619cm" svg:height="5.619cm" svg:x="6.04cm" svg:y="1.006cm">
          <draw:image xlink:href="Pictures/10000001000001970000019748F1999F7FC72BDB.png" xlink:type="simple" xlink:show="embed" xlink:actuate="onLoad" draw:mime-type="image/png">
            <text:p/>
          </draw:image>
        </draw:frame>
        <draw:frame draw:style-name="gr3" draw:text-style-name="P3" draw:layer="layout" svg:width="5.397cm" svg:height="1.673cm" svg:x="1.3cm" svg:y="5.21cm">
          <draw:text-box>
            <text:p><text:a xlink:href="https://brieckspro.com/" xlink:type="simple">brieckspro.com</text:a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3T12:47:58.675210234</meta:creation-date>
    <dc:date>2025-07-31T10:15:38.364353260</dc:date>
    <meta:editing-duration>PT5H14M10S</meta:editing-duration>
    <meta:editing-cycles>7</meta:editing-cycles>
    <meta:generator>LibreOffice/7.3.7.2$Linux_X86_64 LibreOffice_project/30$Build-2</meta:generator>
    <meta:document-statistic meta:object-count="3"/>
  </office:meta>
</office:document-meta>
</file>